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1-01-17">
            <text:p>17/01/11</text:p>
          </table:table-cell>
          <table:table-cell table:style-name="ce5" office:value-type="date" office:date-value="2011-02-14">
            <text:p>14/02/11</text:p>
          </table:table-cell>
          <table:table-cell table:style-name="ce5" office:value-type="date" office:date-value="2011-03-16">
            <text:p>16/03/11</text:p>
          </table:table-cell>
          <table:table-cell table:style-name="ce5" office:value-type="date" office:date-value="2011-05-18">
            <text:p>18/05/11</text:p>
          </table:table-cell>
          <table:table-cell table:style-name="ce5" office:value-type="date" office:date-value="2011-06-15">
            <text:p>15/06/11</text:p>
          </table:table-cell>
          <table:table-cell table:style-name="ce5" office:value-type="date" office:date-value="2011-08-10">
            <text:p>10/08/11</text:p>
          </table:table-cell>
          <table:table-cell table:style-name="ce5" office:value-type="date" office:date-value="2011-10-04">
            <text:p>04/10/11</text:p>
          </table:table-cell>
          <table:table-cell table:style-name="ce5" office:value-type="date" office:date-value="2011-11-10">
            <text:p>10/11/11</text:p>
          </table:table-cell>
          <table:table-cell table:number-columns-repeated="1015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7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6">
            <text:p>66</text:p>
          </table:table-cell>
          <table:table-cell table:number-columns-repeated="4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table:number-columns-repeated="1015"/>
        </table:table-row>
        <table:table-row table:style-name="ro2">
          <table:table-cell office:value-type="string">
            <text:p>SubSubclasses</text:p>
          </table:table-cell>
          <table:table-cell table:style-name="Default" office:value-type="float" office:value="266">
            <text:p>266</text:p>
          </table:table-cell>
          <table:table-cell table:number-columns-repeated="2" office:value-type="float" office:value="266">
            <text:p>266</text:p>
          </table:table-cell>
          <table:table-cell table:number-columns-repeated="2" office:value-type="float" office:value="277">
            <text:p>277</text:p>
          </table:table-cell>
          <table:table-cell table:style-name="ce6"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table:number-columns-repeated="1015"/>
        </table:table-row>
        <table:table-row table:style-name="ro2">
          <table:table-cell office:value-type="string">
            <text:p>Synonyms</text:p>
          </table:table-cell>
          <table:table-cell table:style-name="ce2" office:value-type="float" office:value="20465">
            <text:p>20465</text:p>
          </table:table-cell>
          <table:table-cell office:value-type="float" office:value="27273">
            <text:p>27273</text:p>
          </table:table-cell>
          <table:table-cell office:value-type="float" office:value="27374">
            <text:p>27374</text:p>
          </table:table-cell>
          <table:table-cell office:value-type="float" office:value="27650">
            <text:p>27650</text:p>
          </table:table-cell>
          <table:table-cell office:value-type="float" office:value="27653">
            <text:p>27653</text:p>
          </table:table-cell>
          <table:table-cell table:style-name="ce6" office:value-type="float" office:value="18316">
            <text:p>18316</text:p>
          </table:table-cell>
          <table:table-cell office:value-type="float" office:value="18457">
            <text:p>18457</text:p>
          </table:table-cell>
          <table:table-cell office:value-type="float" office:value="18623">
            <text:p>18623</text:p>
          </table:table-cell>
          <table:table-cell table:number-columns-repeated="1015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4356">
            <text:p>4356</text:p>
          </table:table-cell>
          <table:table-cell office:value-type="float" office:value="4372">
            <text:p>4372</text:p>
          </table:table-cell>
          <table:table-cell office:value-type="float" office:value="4397">
            <text:p>4397</text:p>
          </table:table-cell>
          <table:table-cell office:value-type="float" office:value="4444">
            <text:p>4444</text:p>
          </table:table-cell>
          <table:table-cell office:value-type="float" office:value="4467">
            <text:p>4467</text:p>
          </table:table-cell>
          <table:table-cell table:style-name="ce6" office:value-type="float" office:value="4527">
            <text:p>4527</text:p>
          </table:table-cell>
          <table:table-cell office:value-type="float" office:value="4584">
            <text:p>4584</text:p>
          </table:table-cell>
          <table:table-cell office:value-type="float" office:value="4647">
            <text:p>46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1112">
            <text:p>1112</text:p>
          </table:table-cell>
          <table:table-cell office:value-type="float" office:value="771">
            <office:annotation draw:style-name="gr1" draw:text-style-name="P1" svg:width="5.172cm" svg:height="2.284cm" svg:x="11.01cm" svg:y="1.988cm" draw:caption-point-x="-0.61cm" draw:caption-point-y="1.513cm">
              <dc:creator>RA</dc:creator>
              <dc:date>2011-02-15T00:00:00</dc:date>
              <text:p text:style-name="P1"><text:span text:style-name="T1">Now counting only the deleted/transferred entries, not the old version of modified enzymes.</text:span></text:p>
            </office:annotation>
            <text:p>771</text:p>
          </table:table-cell>
          <table:table-cell office:value-type="float" office:value="771">
            <text:p>771</text:p>
          </table:table-cell>
          <table:table-cell office:value-type="float" office:value="773">
            <text:p>773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 office:value-type="float" office:value="787">
            <text:p>787</text:p>
          </table:table-cell>
          <table:table-cell office:value-type="float" office:value="792">
            <text:p>79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number-columns-repeated="2" office:value-type="float" office:value="69">
            <text:p>69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4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Xrefs - total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1317">
            <text:p>1317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1331">
            <text:p>1331</text:p>
          </table:table-cell>
          <table:table-cell office:value-type="float" office:value="1403">
            <text:p>1403</text:p>
          </table:table-cell>
          <table:table-cell office:value-type="float" office:value="1414">
            <text:p>14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53">
            <text:p>3853</text:p>
          </table:table-cell>
          <table:table-cell table:number-columns-repeated="2" office:value-type="float" office:value="3849">
            <text:p>3849</text:p>
          </table:table-cell>
          <table:table-cell office:value-type="float" office:value="3864">
            <text:p>3864</text:p>
          </table:table-cell>
          <table:table-cell office:value-type="float" office:value="3861">
            <text:p>3861</text:p>
          </table:table-cell>
          <table:table-cell office:value-type="float" office:value="3853">
            <text:p>3853</text:p>
          </table:table-cell>
          <table:table-cell office:value-type="float" office:value="3891">
            <text:p>3891</text:p>
          </table:table-cell>
          <table:table-cell office:value-type="float" office:value="3899">
            <text:p>389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1382">
            <text:p>1382</text:p>
          </table:table-cell>
          <table:table-cell office:value-type="float" office:value="1381">
            <text:p>1381</text:p>
          </table:table-cell>
          <table:table-cell office:value-type="float" office:value="1382">
            <text:p>1382</text:p>
          </table:table-cell>
          <table:table-cell table:number-columns-repeated="2" office:value-type="float" office:value="1445">
            <text:p>1445</text:p>
          </table:table-cell>
          <table:table-cell table:number-columns-repeated="3" office:value-type="float" office:value="1444">
            <text:p>144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98847">
            <text:p>198847</text:p>
          </table:table-cell>
          <table:table-cell office:value-type="float" office:value="202694">
            <text:p>202694</text:p>
          </table:table-cell>
          <table:table-cell office:value-type="float" office:value="204502">
            <text:p>204502</text:p>
          </table:table-cell>
          <table:table-cell office:value-type="float" office:value="205876">
            <text:p>205876</text:p>
          </table:table-cell>
          <table:table-cell office:value-type="float" office:value="207290">
            <text:p>207290</text:p>
          </table:table-cell>
          <table:table-cell office:value-type="float" office:value="207640">
            <text:p>207640</text:p>
          </table:table-cell>
          <table:table-cell office:value-type="float" office:value="208601">
            <text:p>208601</text:p>
          </table:table-cell>
          <table:table-cell office:value-type="float" office:value="208489">
            <text:p>208489</text:p>
          </table:table-cell>
          <table:table-cell table:number-columns-repeated="1015"/>
        </table:table-row>
        <table:table-row table:style-name="ro2">
          <table:table-cell office:value-type="string">
            <text:p>Xrefs - uniqu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IAGRAM</text:p>
          </table:table-cell>
          <table:table-cell table:style-name="ce4" office:value-type="float" office:value="447">
            <text:p>447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1">
            <text:p>451</text:p>
          </table:table-cell>
          <table:table-cell office:value-type="float" office:value="469">
            <text:p>469</text:p>
          </table:table-cell>
          <table:table-cell office:value-type="float" office:value="471">
            <text:p>47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O</text:p>
          </table:table-cell>
          <table:table-cell table:style-name="ce4" office:value-type="float" office:value="3849">
            <text:p>3849</text:p>
          </table:table-cell>
          <table:table-cell table:number-columns-repeated="2" office:value-type="float" office:value="3845">
            <text:p>3845</text:p>
          </table:table-cell>
          <table:table-cell office:value-type="float" office:value="3860">
            <text:p>3860</text:p>
          </table:table-cell>
          <table:table-cell office:value-type="float" office:value="3857">
            <text:p>3857</text:p>
          </table:table-cell>
          <table:table-cell office:value-type="float" office:value="3849">
            <text:p>3849</text:p>
          </table:table-cell>
          <table:table-cell office:value-type="float" office:value="3877">
            <text:p>3877</text:p>
          </table:table-cell>
          <table:table-cell office:value-type="float" office:value="3884">
            <text:p>388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OSITE</text:p>
          </table:table-cell>
          <table:table-cell table:style-name="ce4" office:value-type="float" office:value="456">
            <text:p>456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number-columns-repeated="5" office:value-type="float" office:value="466">
            <text:p>46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wiss-Prot</text:p>
          </table:table-cell>
          <table:table-cell table:style-name="ce4" office:value-type="float" office:value="189586">
            <text:p>189586</text:p>
          </table:table-cell>
          <table:table-cell office:value-type="float" office:value="193590">
            <text:p>193590</text:p>
          </table:table-cell>
          <table:table-cell office:value-type="float" office:value="195310">
            <text:p>195310</text:p>
          </table:table-cell>
          <table:table-cell office:value-type="float" office:value="196423">
            <text:p>196423</text:p>
          </table:table-cell>
          <table:table-cell office:value-type="float" office:value="197547">
            <text:p>197547</text:p>
          </table:table-cell>
          <table:table-cell office:value-type="float" office:value="197917">
            <text:p>197917</text:p>
          </table:table-cell>
          <table:table-cell office:value-type="float" office:value="199249">
            <text:p>199249</text:p>
          </table:table-cell>
          <table:table-cell office:value-type="float" office:value="198966">
            <text:p>198966</text:p>
          </table:table-cell>
          <table:table-cell table:number-columns-repeated="1015"/>
        </table:table-row>
        <table:table-row table:style-name="ro1">
          <table:table-cell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 office:value-type="float" office:value="3405">
            <text:p>3405</text:p>
          </table:table-cell>
          <table:table-cell office:value-type="float" office:value="3402">
            <text:p>3402</text:p>
          </table:table-cell>
          <table:table-cell office:value-type="float" office:value="3403">
            <text:p>3403</text:p>
          </table:table-cell>
          <table:table-cell table:number-columns-repeated="2" office:value-type="float" office:value="3416">
            <text:p>3416</text:p>
          </table:table-cell>
          <table:table-cell office:value-type="float" office:value="3407">
            <text:p>3407</text:p>
          </table:table-cell>
          <table:table-cell office:value-type="float" office:value="3400">
            <text:p>3400</text:p>
          </table:table-cell>
          <table:table-cell office:value-type="float" office:value="3397">
            <text:p>339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RGO</text:p>
          </table:table-cell>
          <table:table-cell table:style-name="ce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EROPS</text:p>
          </table:table-cell>
          <table:table-cell table:style-name="ce2" office:value-type="float" office:value="345">
            <text:p>345</text:p>
          </table:table-cell>
          <table:table-cell table:number-columns-repeated="5" office:value-type="float" office:value="345">
            <text:p>345</text:p>
          </table:table-cell>
          <table:table-cell table:number-columns-repeated="2" office:value-type="float" office:value="344">
            <text:p>3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354">
            <text:p>354</text:p>
          </table:table-cell>
          <table:table-cell table:number-columns-repeated="7" office:value-type="float" office:value="354">
            <text:p>3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218">
            <text:p>218</text:p>
          </table:table-cell>
          <table:table-cell table:number-columns-repeated="7" office:value-type="float" office:value="218">
            <text:p>2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801">
            <text:p>801</text:p>
          </table:table-cell>
          <table:table-cell office:value-type="float" office:value="798">
            <text:p>798</text:p>
          </table:table-cell>
          <table:table-cell office:value-type="float" office:value="795">
            <text:p>795</text:p>
          </table:table-cell>
          <table:table-cell office:value-type="float" office:value="785">
            <text:p>785</text:p>
          </table:table-cell>
          <table:table-cell office:value-type="float" office:value="784">
            <text:p>784</text:p>
          </table:table-cell>
          <table:table-cell office:value-type="float" office:value="779">
            <text:p>779</text:p>
          </table:table-cell>
          <table:table-cell office:value-type="float" office:value="772">
            <text:p>772</text:p>
          </table:table-cell>
          <table:table-cell office:value-type="float" office:value="769">
            <text:p>769</text:p>
          </table:table-cell>
          <table:table-cell table:number-columns-repeated="1015"/>
        </table:table-row>
        <table:table-row table:style-name="ro1">
          <table:table-cell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style-name="ce2"/>
          <table:table-cell office:value-type="float" office:value="3227">
            <text:p>3227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3242">
            <text:p>3242</text:p>
          </table:table-cell>
          <table:table-cell office:value-type="float" office:value="3234">
            <text:p>3234</text:p>
          </table:table-cell>
          <table:table-cell office:value-type="float" office:value="3230">
            <text:p>3230</text:p>
          </table:table-cell>
          <table:table-cell office:value-type="float" office:value="3227">
            <text:p>32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RGO</text:p>
          </table:table-cell>
          <table:table-cell table:style-name="ce2"/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EROPS</text:p>
          </table:table-cell>
          <table:table-cell table:style-name="ce2"/>
          <table:table-cell table:number-columns-repeated="5" office:value-type="float" office:value="338">
            <text:p>338</text:p>
          </table:table-cell>
          <table:table-cell table:number-columns-repeated="2" office:value-type="float" office:value="337">
            <text:p>3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IST 74</text:p>
          </table:table-cell>
          <table:table-cell table:style-name="ce2"/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M-BBD</text:p>
          </table:table-cell>
          <table:table-cell table:style-name="ce2"/>
          <table:table-cell table:number-columns-repeated="2" office:value-type="float" office:value="89">
            <text:p>89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WIT</text:p>
          </table:table-cell>
          <table:table-cell table:style-name="ce2"/>
          <table:table-cell office:value-type="float" office:value="734">
            <text:p>734</text:p>
          </table:table-cell>
          <table:table-cell office:value-type="float" office:value="732">
            <text:p>732</text:p>
          </table:table-cell>
          <table:table-cell office:value-type="float" office:value="722">
            <text:p>722</text:p>
          </table:table-cell>
          <table:table-cell office:value-type="float" office:value="721">
            <text:p>721</text:p>
          </table:table-cell>
          <table:table-cell office:value-type="float" office:value="716">
            <text:p>716</text:p>
          </table:table-cell>
          <table:table-cell office:value-type="float" office:value="709">
            <text:p>709</text:p>
          </table:table-cell>
          <table:table-cell office:value-type="float" office:value="707">
            <text:p>70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office:value-type="float" office:value="5123">
            <text:p>5123</text:p>
          </table:table-cell>
          <table:table-cell table:style-name="ce2" table:formula="of:=SUM([.C8:.C9])" office:value-type="float" office:value="5143">
            <text:p>5143</text:p>
          </table:table-cell>
          <table:table-cell table:style-name="ce2" table:formula="of:=SUM([.D8:.D9])" office:value-type="float" office:value="5168">
            <text:p>5168</text:p>
          </table:table-cell>
          <table:table-cell table:style-name="ce2" table:formula="of:=SUM([.E8:.E9])" office:value-type="float" office:value="5217">
            <text:p>5217</text:p>
          </table:table-cell>
          <table:table-cell table:style-name="ce2" table:formula="of:=SUM([.F8:.F9])" office:value-type="float" office:value="5243">
            <text:p>5243</text:p>
          </table:table-cell>
          <table:table-cell table:style-name="ce2" table:formula="of:=SUM([.G8:.G9])" office:value-type="float" office:value="5312">
            <text:p>5312</text:p>
          </table:table-cell>
          <table:table-cell table:style-name="ce2" table:formula="of:=SUM([.H8:.H9])" office:value-type="float" office:value="5371">
            <text:p>5371</text:p>
          </table:table-cell>
          <table:table-cell table:style-name="ce2" table:formula="of:=SUM([.I8:.I9])" office:value-type="float" office:value="5439">
            <text:p>5439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float" office:value="120">
            <text:p>120</text:p>
          </table:table-cell>
          <table:table-cell table:style-name="ce2" table:formula="of:=SUM([.C10:.C11])" office:value-type="float" office:value="125">
            <text:p>125</text:p>
          </table:table-cell>
          <table:table-cell table:style-name="ce2" table:formula="of:=SUM([.D10:.D11])" office:value-type="float" office:value="126">
            <text:p>126</text:p>
          </table:table-cell>
          <table:table-cell table:style-name="ce2" table:formula="of:=SUM([.E10:.E11])" office:value-type="float" office:value="133">
            <text:p>133</text:p>
          </table:table-cell>
          <table:table-cell table:style-name="ce2" table:formula="of:=SUM([.F10:.F11])" office:value-type="float" office:value="134">
            <text:p>134</text:p>
          </table:table-cell>
          <table:table-cell table:style-name="ce2" table:formula="of:=SUM([.G10:.G11])" office:value-type="float" office:value="134">
            <text:p>134</text:p>
          </table:table-cell>
          <table:table-cell table:style-name="ce2" table:formula="of:=SUM([.H10:.H11])" office:value-type="float" office:value="141">
            <text:p>141</text:p>
          </table:table-cell>
          <table:table-cell table:style-name="ce2" table:formula="of:=SUM([.I10:.I11])" office:value-type="float" office:value="141">
            <text:p>141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office:value-type="float" office:value="27">
            <text:p>27</text:p>
          </table:table-cell>
          <table:table-cell table:style-name="ce2" table:formula="of:=[.C12]" office:value-type="float" office:value="33">
            <text:p>33</text:p>
          </table:table-cell>
          <table:table-cell table:style-name="ce2" table:formula="of:=[.D12]" office:value-type="float" office:value="55">
            <text:p>55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78">
            <text:p>78</text:p>
          </table:table-cell>
          <table:table-cell table:style-name="ce2" table:formula="of:=[.G12]" office:value-type="float" office:value="66">
            <text:p>66</text:p>
          </table:table-cell>
          <table:table-cell table:style-name="ce2" table:formula="of:=[.H12]" office:value-type="float" office:value="87">
            <text:p>87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2" svg:width="32.1cm" svg:height="10.02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2" table:number-columns-repeated="2"/>
          <table:table-cell table:style-name="ce13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13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2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4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4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4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>
          <table:table-cell>
            <draw:frame table:end-cell-address="'Enzyme entries'.N50" table:end-x="0.331cm" table:end-y="0.008cm" draw:z-index="1" draw:style-name="gr2" svg:width="32.208cm" svg:height="9.72cm" svg:x="0.423cm" svg:y="0.241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2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2" svg:width="33.112cm" svg:height="9.919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3"/>
          <table:table-cell table:style-name="ce1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4"/>
          <table:table-cell table:style-name="ce7"/>
          <table:table-cell table:number-columns-repeated="1016"/>
        </table:table-row>
        <table:table-row table:style-name="ro3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2" svg:width="31.121cm" svg:height="9.55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3"/>
          <table:table-cell table:style-name="ce11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5"/>
          <table:table-cell table:style-name="ce14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7"/>
          <table:table-cell/>
          <table:table-cell table:style-name="ce16"/>
          <table:table-cell table:style-name="ce17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7"/>
          <table:table-cell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2" svg:width="31.133cm" svg:height="9.801cm" svg:x="0.885cm" svg:y="0.406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2" svg:width="30.373cm" svg:height="10.055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19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Alcántara</meta:initial-creator>
    <meta:creation-date>2006-10-25T11:41:59</meta:creation-date>
    <dc:creator>Rafael Alcántara</dc:creator>
    <dc:date>2011-11-11T19:15:38</dc:date>
    <meta:print-date>1601-01-02T00:00:00</meta:print-date>
    <meta:editing-cycles>108</meta:editing-cycles>
    <meta:editing-duration>PT22H59M53S</meta:editing-duration>
    <meta:generator>OpenOffice.org/3.3$Unix OpenOffice.org_project/330m20$Build-9567</meta:generator>
    <meta:document-statistic meta:table-count="5" meta:cell-count="333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8cm" chart:style-name="ch2">
          <text:p>Enzyme entries (IntEnz)</text:p>
        </chart:title>
        <chart:legend chart:legend-position="end" svg:x="25.717cm" svg:y="2.622cm" chart:style-name="ch3"/>
        <chart:plot-area chart:style-name="ch4" table:cell-range-address="Table.B1:Table.M1 Table.A8:Table.M15" chart:data-source-has-labels="both" svg:x="1.753cm" svg:y="0.878cm" svg:width="23.007cm" svg:height="8.112cm">
          <chartooo:coordinate-region svg:x="2.911cm" svg:y="1.083cm" svg:width="21.849cm" svg:height="7.248cm"/>
          <chart:axis chart:dimension="x" chart:name="primary-x" chart:style-name="ch5">
            <chart:title svg:x="12.677cm" svg:y="9.195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5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356">
                <text:p>4356</text:p>
                <draw:g>
                  <svg:desc>Table.B8:Table.M8</svg:desc>
                </draw:g>
              </table:table-cell>
              <table:table-cell office:value-type="float" office:value="4372">
                <text:p>4372</text:p>
              </table:table-cell>
              <table:table-cell office:value-type="float" office:value="4397">
                <text:p>4397</text:p>
              </table:table-cell>
              <table:table-cell office:value-type="float" office:value="4444">
                <text:p>4444</text:p>
              </table:table-cell>
              <table:table-cell office:value-type="float" office:value="4467">
                <text:p>4467</text:p>
              </table:table-cell>
              <table:table-cell office:value-type="float" office:value="4527">
                <text:p>4527</text:p>
              </table:table-cell>
              <table:table-cell office:value-type="float" office:value="4584">
                <text:p>4584</text:p>
              </table:table-cell>
              <table:table-cell office:value-type="float" office:value="4647">
                <text:p>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1112">
                <text:p>1112</text:p>
                <draw:g>
                  <svg:desc>Table.B9:Table.M9</svg:desc>
                </draw:g>
              </table:table-cell>
              <table:table-cell office:value-type="float" office:value="771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73">
                <text:p>773</text:p>
              </table:table-cell>
              <table:table-cell office:value-type="float" office:value="776">
                <text:p>776</text:p>
              </table:table-cell>
              <table:table-cell office:value-type="float" office:value="785">
                <text:p>785</text:p>
              </table:table-cell>
              <table:table-cell office:value-type="float" office:value="787">
                <text:p>787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49">
                <text:p>49</text:p>
                <draw:g>
                  <svg:desc>Table.B11:Table.M1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27">
                <text:p>27</text:p>
                <draw:g>
                  <svg:desc>Table.B12:Table.M12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4">
                <text:p>34</text:p>
                <draw:g>
                  <svg:desc>Table.B14:Table.M1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77cm" svg:y="0.159cm" chart:style-name="ch2">
          <text:p>Enzyme entries (enzyme.dat)</text:p>
        </chart:title>
        <chart:legend chart:legend-position="end" svg:x="27.55cm" svg:y="4.56cm" chart:style-name="ch3"/>
        <chart:plot-area chart:style-name="ch4" table:cell-range-address="Table.B1:Table.M1 Table.A43:Table.M45" chart:data-source-has-labels="both" svg:x="1.958cm" svg:y="0.818cm" svg:width="24.013cm" svg:height="8.598cm">
          <chartooo:coordinate-region svg:x="2.912cm" svg:y="0.979cm" svg:width="23.059cm" svg:height="7.802cm"/>
          <chart:axis chart:dimension="x" chart:name="primary-x" chart:style-name="ch5">
            <chart:title svg:x="13.63cm" svg:y="9.493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4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123">
                <text:p>5123</text:p>
                <draw:g>
                  <svg:desc>Table.B43:Table.M43</svg:desc>
                </draw:g>
              </table:table-cell>
              <table:table-cell office:value-type="float" office:value="5143">
                <text:p>5143</text:p>
              </table:table-cell>
              <table:table-cell office:value-type="float" office:value="5168">
                <text:p>5168</text:p>
              </table:table-cell>
              <table:table-cell office:value-type="float" office:value="5217">
                <text:p>5217</text:p>
              </table:table-cell>
              <table:table-cell office:value-type="float" office:value="5243">
                <text:p>5243</text:p>
              </table:table-cell>
              <table:table-cell office:value-type="float" office:value="5312">
                <text:p>5312</text:p>
              </table:table-cell>
              <table:table-cell office:value-type="float" office:value="5371">
                <text:p>5371</text:p>
              </table:table-cell>
              <table:table-cell office:value-type="float" office:value="5439">
                <text:p>5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20">
                <text:p>120</text:p>
                <draw:g>
                  <svg:desc>Table.B44:Table.M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27">
                <text:p>27</text:p>
                <draw:g>
                  <svg:desc>Table.B45:Table.M4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7cm" chart:style-name="ch2">
          <text:p>Links (total)</text:p>
        </chart:title>
        <chart:legend chart:legend-position="end" svg:x="29.449cm" svg:y="3.154cm" chart:style-name="ch3"/>
        <chart:plot-area chart:style-name="ch4" table:cell-range-address="Table.B1:Table.M1 Table.A27:Table.M32" chart:data-source-has-labels="both" svg:x="1.908cm" svg:y="0.796cm" svg:width="27.092cm" svg:height="8.083cm">
          <chartooo:coordinate-region svg:x="3.066cm" svg:y="1.001cm" svg:width="25.934cm" svg:height="7.219cm"/>
          <chart:axis chart:dimension="x" chart:name="primary-x" chart:style-name="ch5">
            <chart:title svg:x="13.896cm" svg:y="9.448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4cm" svg:y="5.774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405">
                <text:p>3405</text:p>
                <draw:g>
                  <svg:desc>Table.B27:Table.M27</svg:desc>
                </draw:g>
              </table:table-cell>
              <table:table-cell office:value-type="float" office:value="3402">
                <text:p>3402</text:p>
              </table:table-cell>
              <table:table-cell office:value-type="float" office:value="3403">
                <text:p>3403</text:p>
              </table:table-cell>
              <table:table-cell office:value-type="float" office:value="3416">
                <text:p>3416</text:p>
              </table:table-cell>
              <table:table-cell office:value-type="float" office:value="3416">
                <text:p>3416</text:p>
              </table:table-cell>
              <table:table-cell office:value-type="float" office:value="3407">
                <text:p>3407</text:p>
              </table:table-cell>
              <table:table-cell office:value-type="float" office:value="3400">
                <text:p>3400</text:p>
              </table:table-cell>
              <table:table-cell office:value-type="float" office:value="3397">
                <text:p>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">
                <text:p>9</text:p>
                <draw:g>
                  <svg:desc>Table.B28:Table.M2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5">
                <text:p>345</text:p>
                <draw:g>
                  <svg:desc>Table.B29:Table.M29</svg:desc>
                </draw:g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4">
                <text:p>354</text:p>
                <draw:g>
                  <svg:desc>Table.B30:Table.M30</svg:desc>
                </draw:g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801">
                <text:p>801</text:p>
                <draw:g>
                  <svg:desc>Table.B32:Table.M32</svg:desc>
                </draw:g>
              </table:table-cell>
              <table:table-cell office:value-type="float" office:value="798">
                <text:p>798</text:p>
              </table:table-cell>
              <table:table-cell office:value-type="float" office:value="795">
                <text:p>795</text:p>
              </table:table-cell>
              <table:table-cell office:value-type="float" office:value="785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779">
                <text:p>779</text:p>
              </table:table-cell>
              <table:table-cell office:value-type="float" office:value="772">
                <text:p>772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3cm" svg:y="0.331cm" chart:style-name="ch2">
          <text:p>Cross-references (unique)</text:p>
        </chart:title>
        <chart:legend chart:legend-position="end" svg:x="27.672cm" svg:y="3.802cm" chart:style-name="ch3"/>
        <chart:plot-area chart:style-name="ch4" table:cell-range-address="Table.B1:Table.M1 Table.A22:Table.M25" chart:data-source-has-labels="both" svg:x="2.073cm" svg:y="0.862cm" svg:width="25.059cm" svg:height="8.499cm">
          <chartooo:coordinate-region svg:x="3.594cm" svg:y="1.056cm" svg:width="23.538cm" svg:height="7.669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7cm" svg:y="7.426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189586">
                <text:p>189586</text:p>
                <draw:g>
                  <svg:desc>Table.B25:Table.M25</svg:desc>
                </draw:g>
              </table:table-cell>
              <table:table-cell office:value-type="float" office:value="193590">
                <text:p>193590</text:p>
              </table:table-cell>
              <table:table-cell office:value-type="float" office:value="195310">
                <text:p>195310</text:p>
              </table:table-cell>
              <table:table-cell office:value-type="float" office:value="196423">
                <text:p>196423</text:p>
              </table:table-cell>
              <table:table-cell office:value-type="float" office:value="197547">
                <text:p>197547</text:p>
              </table:table-cell>
              <table:table-cell office:value-type="float" office:value="197917">
                <text:p>197917</text:p>
              </table:table-cell>
              <table:table-cell office:value-type="float" office:value="199249">
                <text:p>199249</text:p>
              </table:table-cell>
              <table:table-cell office:value-type="float" office:value="198966">
                <text:p>19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49">
                <text:p>3849</text:p>
                <draw:g>
                  <svg:desc>Table.B23:Table.M23</svg:desc>
                </draw:g>
              </table:table-cell>
              <table:table-cell office:value-type="float" office:value="3845">
                <text:p>3845</text:p>
              </table:table-cell>
              <table:table-cell office:value-type="float" office:value="3845">
                <text:p>3845</text:p>
              </table:table-cell>
              <table:table-cell office:value-type="float" office:value="3860">
                <text:p>3860</text:p>
              </table:table-cell>
              <table:table-cell office:value-type="float" office:value="3857">
                <text:p>3857</text:p>
              </table:table-cell>
              <table:table-cell office:value-type="float" office:value="3849">
                <text:p>3849</text:p>
              </table:table-cell>
              <table:table-cell office:value-type="float" office:value="3877">
                <text:p>3877</text:p>
              </table:table-cell>
              <table:table-cell office:value-type="float" office:value="3884">
                <text:p>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56">
                <text:p>456</text:p>
                <draw:g>
                  <svg:desc>Table.B24:Table.M24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47">
                <text:p>447</text:p>
                <draw:g>
                  <svg:desc>Table.B22:Table.M22</svg:desc>
                </draw:g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69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68cm" svg:y="0.337cm" chart:style-name="ch2">
          <text:p>Cross-references (total)</text:p>
        </chart:title>
        <chart:legend chart:legend-position="end" svg:x="27.304cm" svg:y="4.26cm" chart:style-name="ch3"/>
        <chart:plot-area chart:style-name="ch4" table:cell-range-address="Table.B1:Table.M1 Table.A17:Table.M20" chart:data-source-has-labels="both" svg:x="2.021cm" svg:y="0.877cm" svg:width="25.106cm" svg:height="8.767cm">
          <chartooo:coordinate-region svg:x="3.61cm" svg:y="1.082cm" svg:width="23.517cm" svg:height="7.903cm"/>
          <chart:axis chart:dimension="x" chart:name="primary-x" chart:style-name="ch5">
            <chart:categories table:cell-range-address="Table.B1:Table.M1"/>
          </chart:axis>
          <chart:axis chart:dimension="y" chart:name="primary-y" chart:style-name="ch6">
            <chart:title svg:x="0.632cm" svg:y="7.305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</text:p>
                <draw:g>
                  <svg:desc>Table.B1:Table.M1</svg:desc>
                </draw:g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198847">
                <text:p>198847</text:p>
                <draw:g>
                  <svg:desc>Table.B20:Table.M20</svg:desc>
                </draw:g>
              </table:table-cell>
              <table:table-cell office:value-type="float" office:value="202694">
                <text:p>202694</text:p>
              </table:table-cell>
              <table:table-cell office:value-type="float" office:value="204502">
                <text:p>204502</text:p>
              </table:table-cell>
              <table:table-cell office:value-type="float" office:value="205876">
                <text:p>205876</text:p>
              </table:table-cell>
              <table:table-cell office:value-type="float" office:value="207290">
                <text:p>207290</text:p>
              </table:table-cell>
              <table:table-cell office:value-type="float" office:value="207640">
                <text:p>207640</text:p>
              </table:table-cell>
              <table:table-cell office:value-type="float" office:value="208601">
                <text:p>208601</text:p>
              </table:table-cell>
              <table:table-cell office:value-type="float" office:value="208489">
                <text:p>20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853">
                <text:p>3853</text:p>
                <draw:g>
                  <svg:desc>Table.B18:Table.M18</svg:desc>
                </draw:g>
              </table:table-cell>
              <table:table-cell office:value-type="float" office:value="3849">
                <text:p>3849</text:p>
              </table:table-cell>
              <table:table-cell office:value-type="float" office:value="3849">
                <text:p>3849</text:p>
              </table:table-cell>
              <table:table-cell office:value-type="float" office:value="3864">
                <text:p>3864</text:p>
              </table:table-cell>
              <table:table-cell office:value-type="float" office:value="3861">
                <text:p>3861</text:p>
              </table:table-cell>
              <table:table-cell office:value-type="float" office:value="3853">
                <text:p>3853</text:p>
              </table:table-cell>
              <table:table-cell office:value-type="float" office:value="3891">
                <text:p>3891</text:p>
              </table:table-cell>
              <table:table-cell office:value-type="float" office:value="3899">
                <text:p>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382">
                <text:p>1382</text:p>
                <draw:g>
                  <svg:desc>Table.B19:Table.M19</svg:desc>
                </draw:g>
              </table:table-cell>
              <table:table-cell office:value-type="float" office:value="1381">
                <text:p>1381</text:p>
              </table:table-cell>
              <table:table-cell office:value-type="float" office:value="1382">
                <text:p>1382</text:p>
              </table:table-cell>
              <table:table-cell office:value-type="float" office:value="1445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317">
                <text:p>1317</text:p>
                <draw:g>
                  <svg:desc>Table.B17:Table.M17</svg:desc>
                </draw:g>
              </table:table-cell>
              <table:table-cell office:value-type="float" office:value="1317">
                <text:p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31">
                <text:p>1331</text:p>
              </table:table-cell>
              <table:table-cell office:value-type="float" office:value="1403">
                <text:p>1403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309cm" xlink:href=".." xlink:type="simple" chart:class="chart:line" chart:style-name="ch1">
        <chart:plot-area chart:style-name="ch2" table:cell-range-address="Table.A1:Table.M1 Table.A6:Table.M6" chart:data-source-has-labels="row" svg:x="2.031cm" svg:y="0.207cm" svg:width="27.729cm" svg:height="8.84cm">
          <chartooo:coordinate-region svg:x="3.471cm" svg:y="0.412cm" svg:width="26.289cm" svg:height="7.976cm"/>
          <chart:axis chart:dimension="x" chart:name="primary-x" chart:style-name="ch3">
            <chart:title svg:x="13.777cm" svg:y="9.548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1cm" svg:y="7.271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20465">
                <text:p>20465</text:p>
              </table:table-cell>
              <table:table-cell office:value-type="float" office:value="27273">
                <text:p>27273</text:p>
              </table:table-cell>
              <table:table-cell office:value-type="float" office:value="27374">
                <text:p>27374</text:p>
              </table:table-cell>
              <table:table-cell office:value-type="float" office:value="27650">
                <text:p>27650</text:p>
              </table:table-cell>
              <table:table-cell office:value-type="float" office:value="27653">
                <text:p>27653</text:p>
              </table:table-cell>
              <table:table-cell office:value-type="float" office:value="18316">
                <text:p>18316</text:p>
              </table:table-cell>
              <table:table-cell office:value-type="float" office:value="18457">
                <text:p>18457</text:p>
              </table:table-cell>
              <table:table-cell office:value-type="float" office:value="18623">
                <text:p>1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